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182093" style:font-size-asian="10pt" style:font-size-complex="10pt"/>
    </style:style>
    <style:style style:name="P2" style:family="paragraph" style:parent-style-name="Preformatted_20_Text">
      <style:text-properties style:font-name="URW Palladio L" fo:font-size="10pt" officeooo:rsid="000e6d5c" officeooo:paragraph-rsid="00182093" style:font-size-asian="10pt" style:font-size-complex="10pt"/>
    </style:style>
    <style:style style:name="P3" style:family="paragraph" style:parent-style-name="Preformatted_20_Text">
      <style:text-properties style:font-name="URW Palladio L" fo:font-size="12pt" officeooo:rsid="0018a065" officeooo:paragraph-rsid="0018a065" style:font-size-asian="12pt" style:font-size-complex="12pt"/>
    </style:style>
    <style:style style:name="P4" style:family="paragraph" style:parent-style-name="Preformatted_20_Text">
      <style:text-properties style:font-name="URW Palladio L" fo:font-size="12pt" officeooo:rsid="00198046" officeooo:paragraph-rsid="00198046" style:font-size-asian="12pt" style:font-size-complex="12pt"/>
    </style:style>
    <style:style style:name="P5" style:family="paragraph" style:parent-style-name="Preformatted_20_Text">
      <style:text-properties style:font-name="URW Palladio L" fo:font-size="12pt" officeooo:rsid="001d6b5c" officeooo:paragraph-rsid="00284387" style:font-size-asian="12pt" style:font-size-complex="12pt"/>
    </style:style>
    <style:style style:name="P6" style:family="paragraph" style:parent-style-name="Preformatted_20_Text">
      <style:text-properties style:font-name="URW Palladio L" fo:font-size="14pt" officeooo:rsid="002def78" officeooo:paragraph-rsid="002e1b9f" style:font-size-asian="14pt" style:font-size-complex="14pt"/>
    </style:style>
    <style:style style:name="P7" style:family="paragraph" style:parent-style-name="Preformatted_20_Text">
      <style:text-properties style:font-name="URW Palladio L" fo:font-size="14pt" fo:font-weight="bold" officeooo:rsid="0018a065" officeooo:paragraph-rsid="0018a065" style:font-size-asian="14pt" style:font-weight-asian="bold" style:font-size-complex="14pt" style:font-weight-complex="bold"/>
    </style:style>
    <style:style style:name="T1" style:family="text">
      <style:text-properties officeooo:rsid="001b5a78"/>
    </style:style>
    <style:style style:name="T2" style:family="text">
      <style:text-properties officeooo:rsid="001bc6c7"/>
    </style:style>
    <style:style style:name="T3" style:family="text">
      <style:text-properties officeooo:rsid="001f0d03"/>
    </style:style>
    <style:style style:name="T4" style:family="text">
      <style:text-properties officeooo:rsid="0021254c"/>
    </style:style>
    <style:style style:name="T5" style:family="text">
      <style:text-properties officeooo:rsid="00225628"/>
    </style:style>
    <style:style style:name="T6" style:family="text">
      <style:text-properties officeooo:rsid="0024123a"/>
    </style:style>
    <style:style style:name="T7" style:family="text">
      <style:text-properties officeooo:rsid="0026d1c0"/>
    </style:style>
    <style:style style:name="T8" style:family="text">
      <style:text-properties officeooo:rsid="00284387"/>
    </style:style>
    <style:style style:name="T9" style:family="text">
      <style:text-properties officeooo:rsid="002a15db"/>
    </style:style>
    <style:style style:name="T10" style:family="text">
      <style:text-properties fo:font-size="12pt" officeooo:rsid="001d6b5c" style:font-size-asian="12pt" style:font-size-complex="12pt"/>
    </style:style>
    <style:style style:name="T11" style:family="text">
      <style:text-properties fo:font-size="12pt" officeooo:rsid="0021254c" style:font-size-asian="12pt" style:font-size-complex="12pt"/>
    </style:style>
    <style:style style:name="T12" style:family="text">
      <style:text-properties fo:font-size="12pt" officeooo:rsid="00225628" style:font-size-asian="12pt" style:font-size-complex="12pt"/>
    </style:style>
    <style:style style:name="T13" style:family="text">
      <style:text-properties fo:font-size="12pt" officeooo:rsid="0026d1c0" style:font-size-asian="12pt" style:font-size-complex="12pt"/>
    </style:style>
    <style:style style:name="T14" style:family="text">
      <style:text-properties fo:font-size="12pt" officeooo:rsid="0024123a" style:font-size-asian="12pt" style:font-size-complex="12pt"/>
    </style:style>
    <style:style style:name="T15" style:family="text">
      <style:text-properties fo:font-size="12pt" officeooo:rsid="001f0d03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  <text:p text:style-name="P1"/>
      <text:p text:style-name="P7">Project Stategy</text:p>
      <text:p text:style-name="P3"/>
      <text:p text:style-name="P4">The Road Safty Athourity (RSA) provide National Car Test (NCT) datasets ranging from 2013 to 2016. <text:s/>Datasets include <text:s/>pass/fail rates by Center and Make and Model data. <text:s/>Using these datasets, which come in PDF and CSV file formates, information <text:span text:style-name="T2">for example;</text:span> <text:span text:style-name="T1">Vehicle make, mode, </text:span><text:s/><text:span text:style-name="T1">year of birth, pass and fail perentacge, braking, wheels and tyre condition, engine, noise and exhaust </text:span>could be used to achive the project’s proposed perpouse. <text:s/></text:p>
      <text:p text:style-name="P4"/>
      <text:p text:style-name="P4"/>
      <text:p text:style-name="P6"><text:span text:style-name="T16">Impliementation :</text:span><text:span text:style-name="T17"> </text:span><text:span text:style-name="T10">Using python liberise data gathered in PDF formate can be converted into CSV file formate, </text:span><text:span text:style-name="T11">t</text:span><text:span text:style-name="T10">he resulting file examed for missing information only if appicable to the needs of the project, toghter with headings that fail beyond the project scope. <text:s/>This allows for only reqiured data </text:span><text:span text:style-name="T12">which</text:span><text:span text:style-name="T10"> is </text:span><text:span text:style-name="T12">also </text:span><text:span text:style-name="T10">complete used in the anylitic process, </text:span><text:span text:style-name="T13">to be </text:span><text:span text:style-name="T10">stored in </text:span><text:span text:style-name="T14">a MYSQL</text:span><text:span text:style-name="T10"> database </text:span><text:span text:style-name="T15">through the use of purposely built API’s (Application Programming Interface) that connect to the project’s central area of storeage (server)</text:span><text:span text:style-name="T10">. <text:s text:c="2"/></text:span></text:p>
      <text:p text:style-name="P5"/>
      <text:p text:style-name="P5"><text:span text:style-name="T9">A fetch API retrives data in form of a JSON object (Javascript Object Notation) which is decerilized pryier to being processed through a cluster of consumer grade computers. <text:s/></text:span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8:45.879218270</meta:creation-date>
    <meta:generator>LibreOffice/5.1.6.2$Linux_X86_64 LibreOffice_project/10m0$Build-2</meta:generator>
    <dc:date>2017-10-06T13:59:10.530177848</dc:date>
    <meta:editing-duration>PT40M47S</meta:editing-duration>
    <meta:editing-cycles>21</meta:editing-cycles>
    <meta:document-statistic meta:table-count="0" meta:image-count="0" meta:object-count="0" meta:page-count="1" meta:paragraph-count="7" meta:word-count="192" meta:character-count="1232" meta:non-whitespace-character-count="1032"/>
  </office:meta>
</office:document-meta>
</file>